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rsid="00089759" officeooo:paragraph-rsid="00089759"/>
    </style:style>
    <style:style style:name="P3" style:family="paragraph" style:parent-style-name="Standard">
      <style:paragraph-properties fo:line-height="200%" fo:text-align="center" style:justify-single-word="false"/>
      <style:text-properties fo:font-weight="bold" officeooo:rsid="00089759" officeooo:paragraph-rsid="00089759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0897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9759" style:font-weight-asian="bold" style:font-weight-complex="bold"/>
    </style:style>
    <style:style style:name="T3" style:family="text">
      <style:text-properties fo:font-weight="normal" officeooo:rsid="000897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ole Thorpe</text:span><text:span text:style-name="T1"/></text:p>
      <text:p text:style-name="P2" loext:marker-style-name="T1"><text:span text:style-name="T1">Mini Report</text:span></text:p>
      <text:p text:style-name="P1" loext:marker-style-name="T1"><text:span text:style-name="T1">PHYS 2215</text:span><text:span text:style-name="T1"/></text:p>
      <text:p text:style-name="P1" loext:marker-style-name="T1"><text:span text:style-name="T1">Matthew Pellegrini</text:span><text:span text:style-name="T1"/></text:p>
      <text:p text:style-name="P3">Report</text:p>
      <text:p text:style-name="P4"><text:span text:style-name="T2"><text:tab/></text:span><text:span text:style-name="T3">This lab I missed looked into inertia, and how colliding objects interact. The equipment involved an Apple Mac, the software Capstone, an Air track, 2 motion sensors, 2 gliders with different masses, and a sca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5T18:42:08</meta:creation-date>
    <dc:language>en-US</dc:language>
    <meta:print-date>2025-02-25T22:08:11</meta:print-date>
    <dc:date>2025-02-28T22:37:08.338588700</dc:date>
    <meta:editing-cycles>4</meta:editing-cycles>
    <meta:editing-duration>PT16M23S</meta:editing-duration>
    <meta:generator>LibreOffice/25.2.0.3$Windows_X86_64 LibreOffice_project/e1cf4a87eb02d755bce1a01209907ea5ddc8f069</meta:generator>
    <meta:document-statistic meta:table-count="0" meta:image-count="0" meta:object-count="0" meta:page-count="1" meta:paragraph-count="6" meta:word-count="44" meta:character-count="268" meta:non-whitespace-character-count="229"/>
    <meta:user-defined meta:name="AppVersion">15.0000</meta:user-defined>
  </office:meta>
</office:document-meta>
</file>